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Dialog">
      <style:text-properties fo:language="pl" fo:country="PL"/>
    </style:style>
    <style:style style:name="P3" style:family="paragraph" style:parent-style-name="Dialog">
      <style:text-properties style:font-name="Calibri2"/>
    </style:style>
    <style:style style:name="P4" style:family="paragraph" style:parent-style-name="Dialog">
      <style:paragraph-properties fo:margin-left="0cm" fo:margin-right="0cm" fo:text-indent="0cm" style:auto-text-indent="false">
        <style:tab-stops/>
      </style:paragraph-properties>
      <style:text-properties fo:language="pl" fo:country="PL"/>
    </style:style>
    <style:style style:name="P5" style:family="paragraph" style:parent-style-name="Wierszyk">
      <style:paragraph-properties fo:margin-left="1.249cm" fo:margin-right="0cm" fo:text-indent="0cm" style:auto-text-indent="false">
        <style:tab-stops/>
      </style:paragraph-properties>
      <style:text-properties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center" style:justify-single-word="false"/>
      <style:text-properties fo:language="pl" fo:country="PL"/>
    </style:style>
    <style:style style:name="P8" style:family="paragraph" style:parent-style-name="Text_20_body">
      <style:text-properties style:font-name="Calibri2"/>
    </style:style>
    <style:style style:name="P9" style:family="paragraph" style:parent-style-name="Text_20_body">
      <style:text-properties style:font-name="Calibri2" fo:language="pl" fo:country="PL"/>
    </style:style>
    <style:style style:name="P10" style:family="paragraph" style:parent-style-name="Text_20_body">
      <style:text-properties fo:background-color="#ffff00"/>
    </style:style>
    <style:style style:name="P11" style:family="paragraph" style:parent-style-name="Heading" style:master-page-name="MP0">
      <style:paragraph-properties style:page-number="auto" fo:break-before="page"/>
      <style:text-properties fo:language="pl" fo:country="PL"/>
    </style:style>
    <style:style style:name="P12" style:family="paragraph" style:parent-style-name="Heading_20_2">
      <style:text-properties fo:language="pl" fo:country="PL"/>
    </style:style>
    <style:style style:name="P13" style:family="paragraph" style:parent-style-name="Heading_20_2">
      <style:text-properties style:font-name="Calibri2" fo:language="pl" fo:country="PL"/>
    </style:style>
    <style:style style:name="P14" style:family="paragraph" style:parent-style-name="Dialog">
      <style:text-properties style:font-name="Calibri2"/>
    </style:style>
    <style:style style:name="P15" style:family="paragraph" style:parent-style-name="Text_20_body">
      <style:text-properties style:font-name="Calibri2"/>
    </style:style>
    <style:style style:name="T1" style:family="text">
      <style:text-properties fo:language="pl" fo:country="PL"/>
    </style:style>
    <style:style style:name="T2" style:family="text">
      <style:text-properties style:font-name="Calibri1" fo:font-size="11pt"/>
    </style:style>
    <style:style style:name="T3" style:family="text">
      <style:text-properties style:font-name="Calibri"/>
    </style:style>
    <style:style style:name="T4" style:family="text">
      <style:text-properties style:font-name="Calibri" fo:language="pl" fo:country="PL"/>
    </style:style>
    <style:style style:name="T5" style:family="text">
      <style:text-properties style:font-name="Calibri" fo:background-color="#ffff00"/>
    </style:style>
    <style:style style:name="T6" style:family="text">
      <style:text-properties style:font-name="Calibri2"/>
    </style:style>
    <style:style style:name="T7" style:family="text">
      <style:text-properties style:font-name="Calibri2" fo:language="pl" fo:country="PL"/>
    </style:style>
    <style:style style:name="T8" style:family="text">
      <style:text-properties style:font-name="Calibri2" fo:language="pl" fo:country="PL" fo:font-weight="normal" style:font-weight-asian="normal" style:font-weight-complex="normal"/>
    </style:style>
    <style:style style:name="T9" style:family="text">
      <style:text-properties style:font-name="Calibri2" fo:background-color="#ffff00"/>
    </style:style>
    <style:style style:name="T10" style:family="text">
      <style:text-properties style:font-name="Calibri2"/>
    </style:style>
    <style:style style:name="T11" style:family="text">
      <style:text-properties style:font-name="Calibri2" fo:language="pl" fo:country="P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ynastia Sobieskich – tom II, „Pola Chwały”</text:p>
      <text:h text:style-name="P12" text:outline-level="2">Rozdział I</text:h>
      <text:p text:style-name="P6"/>
      <text:p text:style-name="P6">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text:s/>zadziwiającym instynktem czy też wolą Boską prowadzone, wielkich pochodów wojskowych i bitew walnych.</text:p>
      <text:p text:style-name="Text_20_body"><text:span text:style-name="T1">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1"><text:note text:id="ftn1" text:note-class="endnote"><text:note-citation>1</text:note-citation><text:note-body><text:p text:style-name="Endnote"><text:span text:style-name="Absatz-Standardschriftart"><text:span text:style-name="T1">Tak po kampanii 1672 roku Tatarzy i Turcy nazywali Jana Sobieskiego.</text:span></text:span></text:p></text:note-body></text:note></text:span></text:span><text:span text:style-name="T1">.</text:span></text:p>
      <text:p text:style-name="P6">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at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6">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6">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6">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6">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5">„Idzie żołnierz borem, lasem</text:p>
      <text:p text:style-name="P5">Przymierając z głodu czasem.</text:p>
      <text:p text:style-name="P5">Suknia na nim nie blakuje,</text:p>
      <text:p text:style-name="P5">Wiatr dziurami przelatuje.</text:p>
      <text:p text:style-name="P5">Chociaż żołnierz nie odziany,</text:p>
      <text:p text:style-name="P5">Przecie pójdzie między pany.</text:p>
      <text:p text:style-name="P5">Trza żołnierza poratować,</text:p>
      <text:p text:style-name="P5">Soli jemu nie żałować.</text:p>
      <text:p text:style-name="P5">Wtenczas żołnierza szanują,</text:p>
      <text:p text:style-name="P5">Kiedy trwogę na się czują”</text:p>
      <text:p text:style-name="P6">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6">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6"><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webela towarzyszył rekrutom rano i wiecorem, i w czasie posiłku, z małą jeno przerwą na modlitwę codzienną, też w szeregu odbywającą się. Peter nie widział sensu w tym wszystkim i nienawidził deszcz, feldwebela, brak snu, i siebie za pochopną decyzję zaciągnięcia się. Po pewnym czasie jednak przestał nienawidzić, przestał szukać sensu, przestał myśleć.</text:p>
      <text:p text:style-name="P6">I wówczas wyruszyli.</text:p>
      <text:p text:style-name="Text_20_body"><text:span text:style-name="T1">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własne obrabiać byłó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1"><text:note text:id="ftn2" text:note-class="endnote"><text:note-citation>2</text:note-citation><text:note-body><text:p text:style-name="Endnote"><text:span text:style-name="Absatz-Standardschriftart"><text:span text:style-name="T1">Do dzisiaj niewielu o tym filozofowało. Historycznie,</text:span></text:span></text:p></text:note-body></text:note></text:span></text:span><text:span text:style-name="T1">. <text:s/>Zrobił jednak to, co też i tysiące innych chłopów ze zrujnowanych wsi, dał się zwerbować.</text:span></text:p>
      <text:p text:style-name="P6">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 Dalej inne, nowo sformowane regimenty z całej wiernej królowi Rzeczypospolitej.</text:p>
      <text:p text:style-name="P6">Ciągneły te regimenty różnymi drogami w stronę Rusi wśród wzgórz Roztocza. Im bliżej Lwowa, tym gęściej patrolowały na tych wzgórzach oddziały kawalerii koronnej, aby ciekawe oczy szpiegów 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jeszcze porucznik jeszcze młodszy wiekiem, młodzian prawie, drobnej postawy, od ucha do ucha roześmiany.</text:p>
      <text:p text:style-name="P2">- Czołem, panie Starczyński! Cieszę się, że waści znowu widzę - krzyknął młodszy porucznik do dowódcy pancernych.</text:p>
      <text:p text:style-name="P2">- Czołem, czołem, panie Ostrowski - odpowiedział starszy porucznik - cieszysz się waść pewno również na wyprawę wojenną.</text:p>
      <text:p text:style-name="P2">- I pewno, wreszcie wyprawa na wroga.</text:p>
      <text:p text:style-name="P2">- To waści nie zajedno, kogo pierzem? Czy Turków, czy patriotów? - pan Starczyński nie mógł powstrzymać sarkazmu.</text:p>
      <text:p text:style-name="P2">- Rodaków bić ciężko, choć patriotów wśród nich nie było, cośmy ich w Poznaniu pogromili. Przeciw majestatowi króla rękę podnieśli.</text:p>
      <text:p text:style-name="P2"><text:soft-page-break/>- W obronie wolności swej stawać przywilejem szlachcica i obywatela jest w tej Rzeczypospolitej.</text:p>
      <text:p text:style-name="P2">- Broń na króla albo hetmana wielkiego podnosić w czas wojenny to warcholstwo a i prawie zdrada.</text:p>
      <text:p text:style-name="P2">- Jednak król i hetman wielki wojsko w czas wojenny nie na Turka powiodł był, jeno na Poznań.</text:p>
      <text:p text:style-name="P2">- Przecie Poznań ten już drugi raz po elekcji przeciw elektowi większością sejmu na Woli obranemu zbuntował się, i to zdrajców a także posłów z Brandenburgii robota. To jasne po tym, jak znaleźliśmy listy u tych pludraków, co i potem obwieszono.</text:p>
      <text:p text:style-name="P2">- Zawsze tak bywało, że się karmazyni z sąsiady zagranicznymi znosili.</text:p>
      <text:p text:style-name="P2">- I do czego to doprowadziło? Do tego że hetman wielki litewski swe wojsko z bitwy wyprowadza, bo jego zagraniczni przyjaciele końca naszej wojny z Turkiem nie chcą?</text:p>
      <text:p text:style-name="P6">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6"/>
      <text:h text:style-name="P12" text:outline-level="2">Rozdział II</text:h>
      <text:p text:style-name="P6">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6">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6">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6">Rozkaz wyrwał piechotę z popołudniowej drzemki. W takt werbla, poganiane wrzaskiem sierżantów, kompanie wybiegały przed wał obozu, dopiero co wielkim wysiłkiem w promieniach sierpniowego słońca wzniesionego. Peter Piwitz dźwigał swój muszkiet i widełki do niego w obu rękach i przebiegł obok pikinierów, już wbijających w pylistą ziemię tylce swoich pik. O kilkanaście <text:soft-page-break/>kroków przed pikinierami stał sierżant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6">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6">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6"><text:span text:style-name="T2">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text:span> <text:s/></text:p>
      <text:p text:style-name="P6">Starczyński na czele swej chorągwi pancernej dał sygnał do przejścia w galop. Palił się do starcia z tym przeciwnikiem, wrogiem prawdziwym. Dość już się z wrogiem wewnętrznym, jak to ten <text:s/>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text:soft-page-break/>szybkiej się nadawał, i do tego właśnie miejsca Tatarzy zmierzali. Wzdłuż wąwozu jednak drogę im zabiegła cwałem chorągiew lekka, wołoska. Znowu ten Ostrowski pierwszy!</text:p>
      <text:p text:style-name="P6">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e, z drugiej pancerni. Ostrowski rzeź wreszcie powstrzymał i kilku choć żywcem brać kazał, by ich wojewodowi Jabłonowskiemu obroną Rusi zawiadującemu podesłać. Będzie on na pewno z języka zadowolony.</text:p>
      <text:p text:style-name="P6">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7"/>
      <text:p text:style-name="P7">* <text:s/>* <text:s/>*</text:p>
      <text:p text:style-name="P6"/>
      <text:p text:style-name="P6">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text:s/>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6">Pojechał zatem de Gourdant do Rouen.</text:p>
      <text:p text:style-name="P6">Prawie nie poznał pułkownika, żadnych oznak swojego stopnia czy nawet służby królewskiej nienoszącego, ten jednak skinął od razu na niepewnie po karczmie rozglądaj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2">- Panie Kapitanie – zaczepił błądzącego – Kurs pan Kapitan zgubił na Sekwanie?</text:p>
      <text:p text:style-name="P2">- Kurs zgubiłem na burzliwych wodach polityki, trudniejszych w nawigacji niż trasy morskie – odparł de Gourdant dosiadając się.</text:p>
      <text:p text:style-name="P2">- Na politykę wyprawił się Pan Kapitan? Wielce niebezpieczna to wyprawa, lepiej zostawić ją dla bardziej na tych szlakach obytych.</text:p>
      <text:p text:style-name="P2">- Nie zamierzam wpływać na Panu Pułkownikowi lepiej niż mi znane wody. Jednak wiedzieć mi trzeba, kiedy nam rejs następny do Gdańska wypadnie, gdyż na sezon zimowy okręty <text:soft-page-break/>przygotować muszę. Albo wypłyniemy w dniach najbliższych, albo na sztormy zimowe szykować przyjdzie nam przed rejsem – już bez upiększeń wyjaśnił de Gourdant.</text:p>
      <text:p text:style-name="P2">- Ani w dniach najbliższych nie wypłyniemy, ani grudniowych sztormów na Bałtyku w tym roku nie obaczycie – ostrożnie rzekł de Bealieu.</text:p>
      <text:p text:style-name="P2">- Dla porz<text:span text:style-name="T6">ą</text:span><text:span text:style-name="T3">dnie przygotowanego okr</text:span><text:span text:style-name="T6">ę</text:span><text:span text:style-name="T3">tu nie s</text:span><text:span text:style-name="T6">ą</text:span><text:span text:style-name="T3"> te sztormy przecie straszne. Marynarzom takie sprawy zwyczajne, a w sytuacji naprawd</text:span><text:span text:style-name="T6">ę</text:span><text:span text:style-name="T3"> trudnej schroni</text:span><text:span text:style-name="T6">ć</text:span><text:span text:style-name="T3"> si</text:span><text:span text:style-name="T6">ę</text:span><text:span text:style-name="T3"> w przyjaznych szwedzkich portach mo</text:span><text:span text:style-name="T6">ż</text:span><text:span text:style-name="T3">emy.</text:span></text:p>
      <text:p text:style-name="P2"><text:span text:style-name="T3">- Nie dlatego, abym si</text:span><text:span text:style-name="T6">ę</text:span><text:span text:style-name="T3"> narazi</text:span><text:span text:style-name="T6">ć</text:span><text:span text:style-name="T3"> okr</text:span><text:span text:style-name="T6">ę</text:span><text:span text:style-name="T3">ty i marynarzy dzielnych Jego Kr</text:span><text:span text:style-name="T6">ó</text:span><text:span text:style-name="T3">lewskiej mo</text:span><text:span text:style-name="T6">ś</text:span><text:span text:style-name="T3">ci obawia</text:span><text:span text:style-name="T6">ł</text:span><text:span text:style-name="T3"> rezygnujemy z tych wypraw. Nie mamy, aktualnie, celu w wyprawie do Gda</text:span><text:span text:style-name="T6">ń</text:span><text:span text:style-name="T3">ska.</text:span></text:p>
      <text:p text:style-name="P2">- Ależ jak to, nowego sojusznika ostawimy?</text:p>
      <text:p text:style-name="P2"><text:span text:style-name="T2">- Uciszcie się, de Gourdant! – syknął kapitan -</text:span> nie dla zwyk<text:span text:style-name="T6">ł</text:span><text:span text:style-name="T3">ych marynarskich uszu to sprawy. Powiem wam jedno, </text:span><text:span text:style-name="T6">ż</text:span><text:span text:style-name="T3">e sojusznik nasz nadal z drugim sojusznikiem wojuje, i dop</text:span><text:span text:style-name="T6">ó</text:span><text:span text:style-name="T3">ki to trwa, na wsparcie nasze obaj poczeka</text:span><text:span text:style-name="T6">ć</text:span><text:span text:style-name="T3"> musz</text:span><text:span text:style-name="T6">ą</text:span><text:span text:style-name="T3">.</text:span></text:p>
      <text:p text:style-name="P2"><text:span text:style-name="T3">Zamy</text:span><text:span text:style-name="T6">ś</text:span><text:span text:style-name="T3">li</text:span><text:span text:style-name="T6">ł</text:span><text:span text:style-name="T3"> si</text:span><text:span text:style-name="T6">ę</text:span><text:span text:style-name="T3"> pan de Bealieu.</text:span></text:p>
      <text:p text:style-name="P2"><text:span text:style-name="T3">- M</text:span><text:span text:style-name="T6">ó</text:span><text:span text:style-name="T3">wicie: Ba</text:span><text:span text:style-name="T6">ł</text:span><text:span text:style-name="T3">tyk, my</text:span><text:span text:style-name="T6">ś</text:span><text:span text:style-name="T3">licie: Szwecja - powiedzia</text:span><text:span text:style-name="T6">ł</text:span><text:span text:style-name="T3"> powoli do kapitana - trzebaby Szwecj</text:span><text:span text:style-name="T6">ę... </text:span></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text:span text:style-name="T6">ź</text:span>miesz na pok<text:span text:style-name="T6">ł</text:span>ad pana de Bethune, kt<text:span text:style-name="T6">ó</text:span>ry misj<text:span text:style-name="T6">ę</text:span> now<text:span text:style-name="T6">ą</text:span> a piln<text:span text:style-name="T6">ą</text:span> w Polsce odbywa<text:span text:style-name="T6">ć</text:span> b<text:span text:style-name="T6">ę</text:span>dzie. Potem przygotujesz okr<text:span text:style-name="T6">ę</text:span>ty do rejs<text:span text:style-name="T6">ó</text:span>w zimowych. Ja w Pary<text:span text:style-name="T6">ż</text:span>u z ministrem Pompone rozm<text:span text:style-name="T6">ó</text:span>wi<text:span text:style-name="T6">ć</text:span> si<text:span text:style-name="T6">ę</text:span> musz<text:span text:style-name="T6">ę</text:span>, lecz s<text:span text:style-name="T6">ą</text:span>dz<text:span text:style-name="T6">ę</text:span> <text:span text:style-name="T6">ż</text:span>e zim<text:span text:style-name="T6">ą</text:span> razem w rejs udamy si<text:span text:style-name="T6">ę.</text:span></text:p>
      <text:p text:style-name="P3"/>
      <text:p text:style-name="P7"/>
      <text:p text:style-name="P7">* <text:s/>* <text:s/>*</text:p>
      <text:p text:style-name="Text_20_body"><text:span text:style-name="T1">"Wielce moja </text:span><text:span text:style-name="T7">ż</text:span><text:span text:style-name="T4">ycia a serca pociecho... Jakie</text:span><text:span text:style-name="T7">ż</text:span><text:span text:style-name="T4"> to wie</text:span><text:span text:style-name="T7">ś</text:span><text:span text:style-name="T4">ci niedobre, a raczej ich brak od WMci Serca mego krewnych i znajomych, jako </text:span><text:span text:style-name="T7">ż</text:span><text:span text:style-name="T4">e gotowizny przyobiecaney mi nieprzysy</text:span><text:span text:style-name="T7">ł</text:span><text:span text:style-name="T4">aj</text:span><text:span text:style-name="T7">ą</text:span><text:span text:style-name="T4">. Przecie nie dlatego, i</text:span><text:span text:style-name="T7">ż</text:span><text:span text:style-name="T4"> Jego Wysoko</text:span><text:span text:style-name="T7">ś</text:span><text:span text:style-name="T4">ci w skarbcu brakuje, bo mu brakuje, dla wojen i innych turbacyj, ale tyle co mi przyobieca</text:span><text:span text:style-name="T7">ł</text:span><text:span text:style-name="T4"> zawsze wys</text:span><text:span text:style-name="T7">ł</text:span><text:span text:style-name="T4">a</text:span><text:span text:style-name="T7">ć</text:span><text:span text:style-name="T4"> mo</text:span><text:span text:style-name="T7">ż</text:span><text:span text:style-name="T4">e. <text:s/>Musi to by</text:span><text:span text:style-name="T7">ć</text:span><text:span text:style-name="T4">, </text:span><text:span text:style-name="T7">ż</text:span><text:span text:style-name="T4">e JKM</text:span><text:span text:style-name="T7">ć</text:span><text:span text:style-name="T4"> Ludwik wojny naszej z Turkiem wspiera</text:span><text:span text:style-name="T7">ć</text:span><text:span text:style-name="T4"> nie chce. My j</text:span><text:span text:style-name="T7">ą</text:span><text:span text:style-name="T4"> przecie</text:span><text:span text:style-name="T7">ż zakoń</text:span><text:span text:style-name="T4">czy</text:span><text:span text:style-name="T7">ć</text:span><text:span text:style-name="T4"> musim, a jak tu o ko</text:span><text:span text:style-name="T7">ń</text:span><text:span text:style-name="T4">czeniu my</text:span><text:span text:style-name="T7">ś</text:span><text:span text:style-name="T4">le</text:span><text:span text:style-name="T7">ć</text:span><text:span text:style-name="T4">, pieni</text:span><text:span text:style-name="T7">ą</text:span><text:span text:style-name="T4">dza nie maj</text:span><text:span text:style-name="T7">ą</text:span><text:span text:style-name="T4">c. Jeszcze JM</text:span><text:span text:style-name="T7">ć</text:span><text:span text:style-name="T4"> pan Podskarbi w Warszawie rezerw ostatnich gotowizny dobywa, z tego co nam do tej pory przys</text:span><text:span text:style-name="T7">ł</text:span><text:span text:style-name="T4">ano, jednak pono, </text:span><text:span text:style-name="T7">ż</text:span><text:span text:style-name="T4">e wi</text:span><text:span text:style-name="T7">ę</text:span><text:span text:style-name="T4">cej w pa</text:span><text:span text:style-name="T7">ł</text:span><text:span text:style-name="T4">ac sw</text:span><text:span text:style-name="T7">ó</text:span><text:span text:style-name="T4">j nowy wedle Kabat </text:span><text:span text:style-name="T7">ł</text:span><text:span text:style-name="T4">o</text:span><text:span text:style-name="T7">ży, a mi grosze nędzne odsyła. A Kątski jenerał artyleryi wielce teraz pieniędzy potrzebuje, bo we Lwowie działa ostatnie szykuje, którymi </text:span><text:span text:style-name="T8">Bar i </text:span><text:span text:style-name="T7">Kamieniec oblegać będziemy. Insze wojska już w pole wyszły, i ja za nimi wyjeżdżam dzisiaj. Śpiesznie nam trza wojować albo li też głodować, bo choć pora po żniwach iest, to ludzie tej krainy odeszli...</text:span><text:span text:style-name="T4">"</text:span></text:p>
      <text:p text:style-name="P6"/>
      <text:p text:style-name="P6">Kraina, kt<text:span text:style-name="T6">ó</text:span><text:span text:style-name="T3">r</text:span><text:span text:style-name="T6">ą</text:span><text:span text:style-name="T3"> Ostrowski z grzbietu wierzchowca ogl</text:span><text:span text:style-name="T6">ą</text:span><text:span text:style-name="T3">da</text:span><text:span text:style-name="T6">ł, była prawie wyludniona. Już od Lwowa na wschód wioski często puste stały, za Strypą zaś osady ludzkie znikły zupełnie. Od nieszczęśliwego roku 1648 tyle wycierpiała ta ziemia z rąk tatarskich, lecz nade wszystko z rąk </text:span><text:soft-page-break/><text:span text:style-name="T6">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 ...,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9">Pewnego południa zaś do chorągwi Ostrowskiego dołączyli pancerni Starczyńskiego, a wraz z nimi sam pu<text:span text:style-name="T6">ł</text:span>kownik, pan kasztelan Silinicki, który tak oto przemówił:</text:p>
      <text:p text:style-name="Dialog"><text:span text:style-name="T6">„Pisze mi pan Sieniawski, </text:span><text:span text:style-name="T6">ż</text:span><text:span text:style-name="T6">e wzi</text:span><text:span text:style-name="T6">ął</text:span><text:span text:style-name="T6"> Husiaty</text:span><text:span text:style-name="T6">ń</text:span><text:span text:style-name="T6">, coto</text:span><text:span text:style-name="T6">ś</text:span><text:span text:style-name="T6">my kilka dni temu ostawili z ty</text:span><text:span text:style-name="T6">ł</text:span><text:span text:style-name="T6">u z bisurma</text:span><text:span text:style-name="T6">ń</text:span><text:span text:style-name="T6">sk</text:span><text:span text:style-name="T6">ą</text:span><text:span text:style-name="T6"> za</text:span><text:span text:style-name="T6">ł</text:span><text:span text:style-name="T6">og</text:span><text:span text:style-name="T6">ą</text:span><text:span text:style-name="T6"> w spokoju dla obronno</text:span><text:span text:style-name="T6">ś</text:span><text:span text:style-name="T6">ci miejsca swego. Oto pan Sieniawski Husiatynia nie dobywa</text:span><text:span text:style-name="T6">ł</text:span><text:span text:style-name="T6">, jeno Turcy sami mu si</text:span><text:span text:style-name="T6">ę</text:span><text:span text:style-name="T6"> poddali. Widzicie waszmo</text:span><text:span text:style-name="T6">ś</text:span><text:span text:style-name="T6">ciowie, duch w armii wrogiej po zesz</text:span><text:span text:style-name="T6">ł</text:span><text:span text:style-name="T6">orocznych wiktorjach naszych upad</text:span><text:span text:style-name="T6">ł</text:span><text:span text:style-name="T6">. <text:s/>Zatem id</text:span><text:span text:style-name="T6">ź</text:span><text:span text:style-name="T6">my teraz prosto na Kamieniec, nie ogl</text:span><text:span text:style-name="T6">ą</text:span><text:span text:style-name="T6">daj</text:span><text:span text:style-name="T6">ą</text:span><text:span text:style-name="T6">c si</text:span><text:span text:style-name="T6">ę</text:span><text:span text:style-name="T6"> i nie zatrzymuj</text:span><text:span text:style-name="T6">ą</text:span><text:span text:style-name="T6">c wi</text:span><text:span text:style-name="T6">ę</text:span><text:span text:style-name="T6">cej, ni</text:span><text:span text:style-name="T6">ź</text:span><text:span text:style-name="T6">li to dla koni a ludzi um</text:span><text:span text:style-name="T6">ę</text:span><text:span text:style-name="T6">czenia potrzebne. Kamieniec w r</text:span><text:span text:style-name="T6">ę</text:span><text:span text:style-name="T6">ce nasze dla impetu naszego niech wpadnie!”</text:span></text:p>
      <text:p text:style-name="P8">Ruszyli zatem, lekkie chorągwie z pancernymi przemieszane, a dalej pancerne z husarskimi. Lecieli tak przez Podole, patrole tatarskie bez reszty znosząc, aby <text:s/>baszy w Kamieńcu wiedza o niebezpieczeństwie nie doszła. I stało się tak, że gdy pewnego ranka po nocnej kawalkadzie wypadli na łąki nad Smotryczą, ujrzeli w dali bram<text:span text:style-name="T6">ę</text:span> Kamieńca szeroko otwarte, a przed bram<text:span text:style-name="T6">ą</text:span>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text:span text:style-name="T6">ę</text:span> Rusk<text:span text:style-name="T6">ą</text:span> wpadły, bezlitośnie siekąc tych Tatarów, którzy w fortecy ocalenia szukać chcieli. Lecz za to Tatarzy w obozie, chwilowo od widoku wzniesionych nad sobą 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text:span text:style-name="T6">ł</text:span> i kopii, śmiałym natarciem w ciżbę Krymców powstrzymała, impetem swoim wrog<text:span text:style-name="T6">ó</text:span>w powalaj<text:span text:style-name="T6">ą</text:span>c i koncerzami okrutnie ich bod<text:span text:style-name="T6">ą</text:span>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Dialog"><text:span text:style-name="T6">„Ej, żebyśmy to choć jedną rotę dragonii mieli, choć malutką, to już byśmy Kamieniec zdobyli” - pieklił się pu</text:span><text:span text:style-name="T6">ł</text:span><text:span text:style-name="T6">kownik Silnicki, czapkę swą na ziem rzuciwszy i pięści do skroni nagiej przykładając.</text:span></text:p>
      <text:p text:style-name="Dialog"><text:span text:style-name="T6">„I co by ta jedna mała rota uczyniła?” - pytał pan Ostrowski, ockn</text:span><text:span text:style-name="T6">ą</text:span><text:span text:style-name="T6">wszy si</text:span><text:span text:style-name="T6">ę</text:span><text:span text:style-name="T6"> w zaje</text:span><text:span text:style-name="T6">ź</text:span><text:span text:style-name="T6">dzie w Oryninie, gdzie rannych z bitwy <text:s/>kamienieckiej z</text:span><text:span text:style-name="T6">ł</text:span><text:span text:style-name="T6">o</text:span><text:span text:style-name="T6">ż</text:span><text:span text:style-name="T6">ono.</text:span></text:p>
      <text:p text:style-name="Dialog"><text:soft-page-break/><text:span text:style-name="T6">„Jedna nawet rota dragonii, obóz tatarski obsadziwszy, imże nie pozwoliłaby się zebrać i nas w bok zażyć. Tatarzy przecie na ogień broni palnej całkiem nieodporni, i tego ognia nam </text:span><text:span text:style-name="T6">zabrakło. <text:s/>Baśmy zaś ataku nie przerywali, tedy janczarzy też by się nie opatrzyli przy bramie jeno do zamku by zmykali. Bramę zdobywszy, łacno byśmy ich do zamku ścigając przetrzebili, więc i załoga zamku nie byłaby wzmocnioną, jeno raczej tłumem przerażonym i g</text:span><text:span text:style-name="T6">ę</text:span><text:span text:style-name="T6">bami do wy</text:span><text:span text:style-name="T6">ż</text:span><text:span text:style-name="T6">ywienia osłabioną” - rzek</text:span><text:span text:style-name="T6">ł</text:span><text:span text:style-name="T6"> pan Starczy</text:span><text:span text:style-name="T6">ń</text:span><text:span text:style-name="T6">ski, kt</text:span><text:span text:style-name="T6">ó</text:span><text:span text:style-name="T6">ry nad zdrowiem Ostrowskiego czuwa</text:span><text:span text:style-name="T6">ł</text:span><text:span text:style-name="T6">.</text:span></text:p>
      <text:p text:style-name="P3">„Jakże to, jazdą po mieście na piechotę nacierać?”</text:p>
      <text:p text:style-name="P3">„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 opatrzony on.”</text:p>
      <text:p text:style-name="P3">„Fortecę dobywać kawalerią?”</text:p>
      <text:p text:style-name="Dialog"><text:span text:style-name="T6">„To waćpan jeszcze nie widział, jak dzielnie husarze nasi spieszeni fortyfikacje dobywają. Przecie nie tylko z konia szablą robić umieją. Szyszak i pancerz przeiw kulom</text:span><text:span text:style-name="T6"><text:note text:id="ftn3" text:note-class="endnote"><text:note-citation>3</text:note-citation><text:note-body><text:p text:style-name="Endnote">Zw<text:span text:style-name="T6">ł</text:span><text:span text:style-name="T3">aszcza przeciw tureckim. Rzeczywi</text:span><text:span text:style-name="T6">ś</text:span><text:span text:style-name="T3">cie, husaria spieszona niejednokrotnie o szturmie fortec rozstrzyga</text:span><text:span text:style-name="T6">ł</text:span><text:span text:style-name="T3">a, r</text:span><text:span text:style-name="T6">ó</text:span><text:span text:style-name="T3">wnie</text:span><text:span text:style-name="T6">ż</text:span><text:span text:style-name="T3"> dzi</text:span><text:span text:style-name="T6">ę</text:span><text:span text:style-name="T3">ki swemu znakomitemu - i pod koniec XVII wieku wyj</text:span><text:span text:style-name="T6">ą</text:span><text:span text:style-name="T3">tkowemu - uzbrojeniu ochronnemu.</text:span></text:p></text:note-body></text:note></text:span><text:span text:style-name="T6"> i w polu, i przy fortecy jednako dobrze ochroni.”</text:span></text:p>
      <text:p text:style-name="P3"/>
      <text:p text:style-name="P8">Basza Kamieńca Helil całą noc przeleżał w Katerdrze św. Piotra i Pawła zamienionej na największy meczet miasta, dziękując Allahowi za ocalenie zupełnie niespodziane. Niespodzianym był przecież atak, przez uprzednie dwa tygodnie nie dochodziły bowiem do beja żadni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ei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poatrzenia odciąć, tak i przyjaciele wiele razem przygód odbyć mogli. Tak przeprawiwszy się przez Dniestr wezbrany na multańską stronę, drogami Wołochom niektórym pana Ostrowskiego 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 </text:p>
      <text:p text:style-name="Text_20_body"><text:span text:style-name="T6">Takich Wołochów prawdziwych niewiele było w wojsku Rzeczypospolitej, nawet w chorągwiach zwanych wołoskimi, choć dawniech na nich - i na Tatarach - lekka kawaleria polegała. Oto bowiem w czasach nawały szweckiej szlachta polska zbiedniała i <text:s/>na poczty porządne dla górniejszych znaków pozwolić sobie nie mogła. Zresztą, dawny król Jan Kazimierz, niedawno przecie zmarły w dalekich krajach</text:span><text:span text:style-name="T6"><text:note text:id="ftn4" text:note-class="endnote"><text:note-citation>4</text:note-citation><text:note-body><text:p text:style-name="Endnote">Abdykowawszy, przebywa<text:span text:style-name="T6">ł</text:span><text:span text:style-name="T3"> we Francji. Zmar</text:span><text:span text:style-name="T6">ł</text:span><text:span text:style-name="T3"> na wie</text:span><text:span text:style-name="T6">ść</text:span><text:span text:style-name="T3"> o zdobyciu Kamie</text:span><text:span text:style-name="T6">ń</text:span><text:span text:style-name="T3">ca przez Turk</text:span><text:span text:style-name="T6">ó</text:span><text:span text:style-name="T3">w.</text:span></text:p></text:note-body></text:note></text:span><text:span text:style-name="T6">, żołnierzom nie-Polakom i nie-Litwinom po doświadczeniach smutnych</text:span><text:span text:style-name="T6"><text:note text:id="ftn5" text:note-class="endnote"><text:note-citation>5</text:note-citation><text:note-body><text:p text:style-name="Endnote">Np. w 1648 roku wszyscy Rusini s<text:span text:style-name="T6">ł</text:span><text:span text:style-name="T3">u</text:span><text:span text:style-name="T6">żą</text:span><text:span text:style-name="T3">cy w wojskach komputowych i prywatnych przeszli na stron</text:span><text:span text:style-name="T6">ę</text:span><text:span text:style-name="T3"> Chmielnickiego. Oznacza</text:span><text:span text:style-name="T6">ł</text:span><text:span text:style-name="T3">o to, </text:span><text:span text:style-name="T6">ż</text:span><text:span text:style-name="T3">e nagle wojska koronne pozbawione zosta</text:span><text:span text:style-name="T6">ł</text:span><text:span text:style-name="T3">y ca</text:span><text:span text:style-name="T6">ł</text:span><text:span text:style-name="T3">ej dragonii i wielkiej cz</text:span><text:span text:style-name="T6">ęś</text:span><text:span text:style-name="T3">ci piechoty. Dopiero Sobieskiemu uda</text:span><text:span text:style-name="T6">ł</text:span><text:span text:style-name="T3">o si</text:span><text:span text:style-name="T6">ę</text:span><text:span text:style-name="T3">, historycznie, ubytek ten odtworzy</text:span><text:span text:style-name="T6">ć</text:span><text:span text:style-name="T3">.</text:span></text:p></text:note-body></text:note></text:span><text:span text:style-name="T6"> </text:span><text:span text:style-name="T6">panowania swego ufać nie kazał. Jednak przydał się tutaj pan Wiszinoiu i jego ziomkowie, gdy się u </text:span><text:soft-page-break/><text:span text:style-name="T6">chłopów mołdawskich o transportach do Kamieńca wywiadywał.</text:span><text:span text:style-name="T9"> Jakie</text:span><text:span text:style-name="T9">ś</text:span><text:span text:style-name="T9"> przej</text:span><text:span text:style-name="T9">ś</text:span><text:span text:style-name="T9">cie.</text:span><text:span text:style-name="T6"> Ostrowski </text:span><text:span text:style-name="T6">ś</text:span><text:span text:style-name="T6">cisn</text:span><text:span text:style-name="T6">ął</text:span><text:span text:style-name="T6"> kolanami konia i skr</text:span><text:span text:style-name="T6">ę</text:span><text:span text:style-name="T6">ci</text:span><text:span text:style-name="T6">ł</text:span><text:span text:style-name="T6"> pomi</text:span><text:span text:style-name="T6">ę</text:span><text:span text:style-name="T6">dzy drzewami w kierunku traktu. Wiedzia</text:span><text:span text:style-name="T6">ł</text:span><text:span text:style-name="T6"> </text:span><text:span text:style-name="T6">ż</text:span><text:span text:style-name="T6">e stajanie za nimi to samo robi</text:span><text:span text:style-name="T6">ł</text:span><text:span text:style-name="T6">a chor</text:span><text:span text:style-name="T6">ą</text:span><text:span text:style-name="T6">giwe pancerna pod panem Starczy</text:span><text:span text:style-name="T6">ń</text:span><text:span text:style-name="T6">skim, bior</text:span><text:span text:style-name="T6">ą</text:span><text:span text:style-name="T6">c transport i jego eskort</text:span><text:span text:style-name="T6">ę</text:span><text:span text:style-name="T6"> w kleszcze. Gdy ju</text:span><text:span text:style-name="T6">ż</text:span><text:span text:style-name="T6"> przez rzedniej</text:span><text:span text:style-name="T6">ą</text:span><text:span text:style-name="T6">ce drzewa widzia</text:span><text:span text:style-name="T6">ł</text:span><text:span text:style-name="T6"> drog</text:span><text:span text:style-name="T6">ę</text:span><text:span text:style-name="T6"> a za ni</text:span><text:span text:style-name="T6">ą</text:span><text:span text:style-name="T6"> przeciwleg</text:span><text:span text:style-name="T6">ł</text:span><text:span text:style-name="T6">e zbocze, wyci</text:span><text:span text:style-name="T6">ą</text:span><text:span text:style-name="T6">gn</text:span><text:span text:style-name="T6">ął</text:span><text:span text:style-name="T6"> nabity pistolet i strzeli</text:span><text:span text:style-name="T6">ł</text:span><text:span text:style-name="T6"> w kierunku janczar</text:span><text:span text:style-name="T6">ó</text:span><text:span text:style-name="T6">w, bod</text:span><text:span text:style-name="T6">ą</text:span><text:span text:style-name="T6">c konia jednocze</text:span><text:span text:style-name="T6">ś</text:span><text:span text:style-name="T6">nie pi</text:span><text:span text:style-name="T6">ę</text:span><text:span text:style-name="T6">tami. Ca</text:span><text:span text:style-name="T6">ł</text:span><text:span text:style-name="T6">a chor</text:span><text:span text:style-name="T6">ą</text:span><text:span text:style-name="T6">giew lekka podskoczy</text:span><text:span text:style-name="T6">ł</text:span><text:span text:style-name="T6">a jednocze</text:span><text:span text:style-name="T6">ś</text:span><text:span text:style-name="T6">nie galopem i wy</text:span><text:span text:style-name="T6">ł</text:span><text:span text:style-name="T6">oni</text:span><text:span text:style-name="T6">ł</text:span><text:span text:style-name="T6">a si</text:span><text:span text:style-name="T6">ę</text:span><text:span text:style-name="T6"> tu</text:span><text:span text:style-name="T6">ż</text:span><text:span text:style-name="T6"> przed zaskoczon</text:span><text:span text:style-name="T6">ą</text:span><text:span text:style-name="T6"> eskort</text:span><text:span text:style-name="T6">ą</text:span><text:span text:style-name="T6">. Janczarscy muszkieterowie zatkn</text:span><text:span text:style-name="T6">ę</text:span><text:span text:style-name="T6">li <text:s/>wide</text:span><text:span text:style-name="T6">ł</text:span><text:span text:style-name="T6">ki i opar</text:span><text:span text:style-name="T6">ł</text:span><text:span text:style-name="T6">szy o nie muszkiety, oddali chaotyczn</text:span><text:span text:style-name="T6">ą</text:span><text:span text:style-name="T6"> salw</text:span><text:span text:style-name="T6">ę</text:span><text:span text:style-name="T6"> w kierunku przelatuj</text:span><text:span text:style-name="T6">ą</text:span><text:span text:style-name="T6">cej przed nimi konnicy, lecz ta b</text:span><text:span text:style-name="T6">ę</text:span><text:span text:style-name="T6">d</text:span><text:span text:style-name="T6">ą</text:span><text:span text:style-name="T6">c w pe</text:span><text:span text:style-name="T6">ł</text:span><text:span text:style-name="T6">nym p</text:span><text:span text:style-name="T6">ę</text:span><text:span text:style-name="T6">dzie min</text:span><text:span text:style-name="T6">ęł</text:span><text:span text:style-name="T6">a ich ju</text:span><text:span text:style-name="T6">ż</text:span><text:span text:style-name="T6"> i na </text:span><text:span text:style-name="T6">ś</text:span><text:span text:style-name="T6">cian</text:span><text:span text:style-name="T6">ę</text:span><text:span text:style-name="T6"> w</text:span><text:span text:style-name="T6">ą</text:span><text:span text:style-name="T6">wozu si</text:span><text:span text:style-name="T6">ę</text:span><text:span text:style-name="T6"> wspina</text:span><text:span text:style-name="T6">ł</text:span><text:span text:style-name="T6">a, w tym miejscu </text:span><text:span text:style-name="T6">ł</text:span><text:span text:style-name="T6">agodniejsz</text:span><text:span text:style-name="T6">ą</text:span><text:span text:style-name="T6">. Ledwo przebrzmia</text:span><text:span text:style-name="T6">ł huk tureckiej salwy, zabrzmiały pistolety drugiej chorągwi lekkiej, dotąd w chaszczach czekającej. Teraz muszkieterowie na tył konwoju pobiegli, aby w spokoju nabijać, zaś sprzodu pikinierzy janczarscy zastawiać się poczeli, obu stron wąwozu pilnując. Jednak z gąszczy za <text:s/>konwojem obie pancerne chorągwie w pędzie pełnym wypadły, w wąski a długi szyk ustawione, i siekły bezlitośnie muszkieterów. Ci nie mając się czym bronić, muszkiety rzucali i w panice przed siebie uciekali, a to między wozy, a to na czoło konwoju, tam zaś szyk pikinierów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 </text:span></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8">Wie<text:span text:style-name="T6">ść</text:span> o zablokowaniu Kamie<text:span text:style-name="T6">ń</text:span>ca roznios<text:span text:style-name="T6">ł</text:span>a si<text:span text:style-name="T6">ę</text:span> po ca<text:span text:style-name="T6">ł</text:span>ej armii koronnej i zachwyt wywo<text:span text:style-name="T6">ł</text:span>a<text:span text:style-name="T6">ł</text:span>a. <text:span text:style-name="T6">ż</text:span>ywiej zaraz te<text:span text:style-name="T6">ż</text:span> maszerowa<text:span text:style-name="T6">ć</text:span> oddzia<text:span text:style-name="T6">ł</text:span>y pocz<text:span text:style-name="T6">ęł</text:span>y, wierz<text:span text:style-name="T6">ą</text:span>c wreszcie w rych<text:span text:style-name="T6">ł</text:span>y koniec kampanii. Kr<text:span text:style-name="T6">ó</text:span>l i hetman Sobieski jednak zadowolony nie by<text:span text:style-name="T6">ł</text:span>. Skrycie by<text:span text:style-name="T6">ł</text:span> na zdobycie fortecy z marszu by<text:span text:style-name="T6">ł</text:span> liczy<text:span text:style-name="T6">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text:span><text:span text:style-name="T6">ą</text:span> <text:span text:style-name="T6">wstrzymano, teraz właśnie, gdy i na Podolu walczył, i w Wielkopolsce tumulty szlacheckie gromić musiał, i na Litwie z buntem otwartym Paca radzić sobie musiał. </text:span></text:p>
      <text:p text:style-name="P8"><text:s/></text:p>
      <text:h text:style-name="P13" text:outline-level="2">Rozdział III</text:h>
      <text:p text:style-name="Text_20_body">Tymczasem hetman wielki litewski, po nieudanym na Wilno ataku i przegranej potyczce pod Nie<text:span text:style-name="T6">ś</text:span><text:span text:style-name="T3">wie</text:span><text:span text:style-name="T6">ż</text:span><text:span text:style-name="T3">em</text:span>, do Kowna wycofa<text:span text:style-name="T6">ł</text:span><text:span text:style-name="T3"> si</text:span><text:span text:style-name="T6">ę</text:span><text:span text:style-name="T3"> i miasto porz</text:span><text:span text:style-name="T6">ą</text:span><text:span text:style-name="T3">dnie obwarowa</text:span><text:span text:style-name="T6">ł</text:span><text:span text:style-name="T3">. Tam tak</text:span><text:span text:style-name="T6">ż</text:span><text:span text:style-name="T3">e rozwin</text:span><text:span text:style-name="T6">ął</text:span><text:span text:style-name="T3"> pracowit</text:span><text:span text:style-name="T6">ą</text:span><text:span text:style-name="T3"> dzia</text:span><text:span text:style-name="T6">ł</text:span><text:span text:style-name="T3">alno</text:span><text:span text:style-name="T6">ść</text:span><text:span text:style-name="T3"> pisarsk</text:span><text:span text:style-name="T6">ą</text:span><text:span text:style-name="T3">, liczne uniwersa</text:span><text:span text:style-name="T6">ł</text:span><text:span text:style-name="T3">y i wezwania do szlachty litewskiej pisz</text:span><text:span text:style-name="T6">ą</text:span><text:span text:style-name="T3">c, aby w</text:span><text:span text:style-name="T6">ł</text:span><text:span text:style-name="T3">adzy nieprawanie obranej obywatele niepos</text:span><text:span text:style-name="T6">ł</text:span><text:span text:style-name="T3">usze</text:span><text:span text:style-name="T6">ń</text:span><text:span text:style-name="T3">stwo okaza</text:span><text:span text:style-name="T6">li</text:span><text:span text:style-name="T3"> i przy nim si</text:span><text:span text:style-name="T6">ę</text:span><text:span text:style-name="T3"> kupi</text:span><text:span text:style-name="T6">li</text:span><text:span text:style-name="T3">. Wojska litewskie - swoje prywatne, a r</text:span><text:span text:style-name="T6">ó</text:span><text:span text:style-name="T3">wnie</text:span><text:span text:style-name="T6">ż</text:span><text:span text:style-name="T3"> komput - zaklina</text:span><text:span text:style-name="T6">ł</text:span><text:span text:style-name="T3">, by si</text:span><text:span text:style-name="T6">ę</text:span><text:span text:style-name="T3"> przy nim, obro</text:span><text:span text:style-name="T6">ń</text:span><text:span text:style-name="T3">cy praw i swob</text:span><text:span text:style-name="T6">ó</text:span><text:span text:style-name="T3">d, opowiedzia</text:span><text:span text:style-name="T6">ł</text:span><text:span text:style-name="T3">y. Bardziej jeszcze intensywnie korespondowa</text:span><text:span text:style-name="T6">ł</text:span><text:span text:style-name="T3"> z magnatami litewskimi, kr</text:span><text:span text:style-name="T6">ó</text:span><text:span text:style-name="T3">lewskie d</text:span><text:span text:style-name="T6">ąż</text:span><text:span text:style-name="T3">enia do absolutum dominium i zamach na wolno</text:span><text:span text:style-name="T6">ść</text:span><text:span text:style-name="T3"> Litwy (a przede wszytskim na maj</text:span><text:span text:style-name="T6">ą</text:span><text:span text:style-name="T3">tki magnackie) </text:span><text:soft-page-break/><text:span text:style-name="T6">przedstawiając. </text:span><text:span text:style-name="T3">Wreszcie wezwa</text:span><text:span text:style-name="T6">ł</text:span><text:span text:style-name="T3"> szlacht</text:span><text:span text:style-name="T6">ę</text:span><text:span text:style-name="T3"> wszelk</text:span><text:span text:style-name="T6">ą</text:span><text:span text:style-name="T3"> do swego maj</text:span><text:span text:style-name="T6">ą</text:span><text:span text:style-name="T3">tku w Widzach za Kownem, aby konfederacj</text:span><text:span text:style-name="T6">ę</text:span><text:span text:style-name="T3"> przeciw tyranowi a w obronie wolno</text:span><text:span text:style-name="T6">ś</text:span><text:span text:style-name="T3">ci Litwy zawi</text:span><text:span text:style-name="T6">ą</text:span><text:span text:style-name="T3">za</text:span><text:span text:style-name="T6">ć</text:span><text:span text:style-name="T3">. </text:span></text:p>
      <text:p text:style-name="Text_20_body"><text:span text:style-name="T3">Przyjechali zatem przedstawiciele sejmik</text:span><text:span text:style-name="T6">ó</text:span><text:span text:style-name="T3">w z wojew</text:span><text:span text:style-name="T6">ó</text:span><text:span text:style-name="T3">dztw przeciw kr</text:span><text:span text:style-name="T6">ó</text:span><text:span text:style-name="T3">lowi zbuntowanych. Przyjechali stronnicy Pac</text:span><text:span text:style-name="T6">ó</text:span><text:span text:style-name="T3">w z ca</text:span><text:span text:style-name="T6">ł</text:span><text:span text:style-name="T3">ej Litwy i ci, kt</text:span><text:span text:style-name="T6">ó</text:span><text:span text:style-name="T3">rzy si</text:span><text:span text:style-name="T6">ę</text:span><text:span text:style-name="T3"> w ich </text:span><text:span text:style-name="T6">ł</text:span><text:span text:style-name="T3">aski wkupi</text:span><text:span text:style-name="T6">ć</text:span><text:span text:style-name="T3"> chcieli. Liczni wielmo</text:span><text:span text:style-name="T6">ż</text:span><text:span text:style-name="T3">e litewscy przyjechali r</text:span><text:span text:style-name="T6">ó</text:span><text:span text:style-name="T3">wnie</text:span><text:span text:style-name="T6">ż</text:span><text:span text:style-name="T3">, a zatem pan wojewoda trocki Marcjan Ogi</text:span><text:span text:style-name="T6">ń</text:span><text:span text:style-name="T3">ski, genera</text:span><text:span text:style-name="T6">ł</text:span><text:span text:style-name="T3"> artylerii litewskiej Marcin Korwin Gosiewski, Pacowie wszyscy co przy </text:span><text:span text:style-name="T6">ż</text:span><text:span text:style-name="T3">yciu pozostali, a nade wszystko za</text:span><text:span text:style-name="T6">ś</text:span><text:span text:style-name="T3"> Benedykt Sapieha, senior rodu o prymat na Litwie z Pacami walcz</text:span><text:span text:style-name="T6">ą</text:span><text:span text:style-name="T3">cego.</text:span></text:p>
      <text:p text:style-name="Text_20_body"><text:span text:style-name="T3">Zn</text:span><text:span text:style-name="T6">ó</text:span><text:span text:style-name="T3">w okaza</text:span><text:span text:style-name="T6">ł</text:span><text:span text:style-name="T3">o si</text:span><text:span text:style-name="T6">ę</text:span><text:span text:style-name="T3">, </text:span><text:span text:style-name="T6">ż</text:span><text:span text:style-name="T3">e dumnych magnat</text:span><text:span text:style-name="T6">ó</text:span><text:span text:style-name="T3">w jedynie sprzeciw wobec Sobieskiego </text:span><text:span text:style-name="T6">łą</text:span><text:span text:style-name="T3">czy, wszystko za</text:span><text:span text:style-name="T6">ś</text:span><text:span text:style-name="T3"> inne prawie dzieli. Zacz</text:span><text:span text:style-name="T6">ęł</text:span><text:span text:style-name="T3">y si</text:span><text:span text:style-name="T6">ę</text:span><text:span text:style-name="T3"> tedy dyskusje, j</text:span><text:span text:style-name="T5">aki kurs wobec wydarze</text:span><text:span text:style-name="T9">ń</text:span><text:span text:style-name="T5"> na sejmie elekcyjnym przyj</text:span><text:span text:style-name="T9">ąć</text:span><text:span text:style-name="T3">. By dyskusje na sobie przydatne wr</text:span><text:span text:style-name="T6">ó</text:span><text:span text:style-name="T3">ci</text:span><text:span text:style-name="T6">ć</text:span><text:span text:style-name="T3"> tory, hetman Pac zaj</text:span><text:span text:style-name="T6">ął</text:span><text:span text:style-name="T3"> uczestnik</text:span><text:span text:style-name="T6">ó</text:span><text:span text:style-name="T3">w sparawami polityki zagranicznej, jak</text:span><text:span text:style-name="T6">ą</text:span><text:span text:style-name="T3"> mia</text:span><text:span text:style-name="T6">ł</text:span><text:span text:style-name="T3"> zamiar kr</text:span><text:span text:style-name="T6">ó</text:span><text:span text:style-name="T3">l Sobieski prowadzi</text:span><text:span text:style-name="T6">ć</text:span><text:span text:style-name="T3">:</text:span></text:p>
      <text:p text:style-name="Dialog">- Sobieski z Francuzk<text:span text:style-name="T6">ą</text:span><text:span text:style-name="T3"> o</text:span><text:span text:style-name="T6">ż</text:span><text:span text:style-name="T3">eniony, z Kr</text:span><text:span text:style-name="T6">ó</text:span><text:span text:style-name="T3">lem S</text:span><text:span text:style-name="T6">ł</text:span><text:span text:style-name="T3">o</text:span><text:span text:style-name="T6">ń</text:span><text:span text:style-name="T3">ce trzyma</text:span><text:span text:style-name="T6">ć</text:span><text:span text:style-name="T3"> b</text:span><text:span text:style-name="T6">ę</text:span><text:span text:style-name="T3">dzie i nasz alians z Habsburgiem zniszczy. Wojn</text:span><text:span text:style-name="T6">ę</text:span><text:span text:style-name="T3">z Turkiem chce ju</text:span><text:span text:style-name="T6">ż</text:span><text:span text:style-name="T3"> teraz bez Cesarza zako</text:span><text:span text:style-name="T6">ń</text:span><text:span text:style-name="T3">czy</text:span><text:span text:style-name="T6">ć</text:span><text:span text:style-name="T3">, star</text:span><text:span text:style-name="T6">ą</text:span><text:span text:style-name="T3"> spraw</text:span><text:span text:style-name="T6">ę</text:span><text:span text:style-name="T3"> lenna Prus Ksi</text:span><text:span text:style-name="T6">ążę</text:span><text:span text:style-name="T3">cych odgrzeba</text:span><text:span text:style-name="T6">ć</text:span><text:span text:style-name="T3"> i przyjaciela naszego, cho</text:span><text:span text:style-name="T6">ć</text:span><text:span text:style-name="T3"> heretyka, elektora Brandenburskiego obra</text:span><text:span text:style-name="T6">ż</text:span><text:span text:style-name="T3">a. To s</text:span><text:span text:style-name="T6">ą</text:span><text:span text:style-name="T3"> wszak tylko</text:span>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Text_20_body">Tak perorowa<text:span text:style-name="T6">ł</text:span><text:span text:style-name="T3"> pan hetman wielki litewski, "zaś na pewno wzbogacą się na niej kiesy sojuszników Cesarza", doda</text:span><text:span text:style-name="T6">jąc</text:span><text:span text:style-name="T3"> w my</text:span><text:span text:style-name="T6">ś</text:span><text:span text:style-name="T3">li. Odrzek</text:span><text:span text:style-name="T6">ł</text:span><text:span text:style-name="T3"> mu genera</text:span><text:span text:style-name="T6">ł</text:span><text:span text:style-name="T3"> Gosiewski:</text:span></text:p>
      <text:p text:style-name="Dialog"><text:span text:style-name="T3">- oto co si</text:span><text:span text:style-name="T6">ę</text:span><text:span text:style-name="T3"> dzieje, gdy Polacy Piasta na tron obieraj</text:span><text:span text:style-name="T6">ą. Alianse na szwank wystawiają, prawa narodu szlacheckiego depcz</text:span><text:span text:style-name="T6">ą</text:span><text:span text:style-name="T6">, uni</text:span><text:span text:style-name="T6">ę</text:span><text:span text:style-name="T6"> z Lublina ryzykuj</text:span><text:span text:style-name="T6">ą</text:span><text:span text:style-name="T6">. Polacy rz</text:span><text:span text:style-name="T6">ą</text:span><text:span text:style-name="T6">dzi</text:span><text:span text:style-name="T6">ć</text:span><text:span text:style-name="T6"> si</text:span><text:span text:style-name="T6">ę</text:span><text:span text:style-name="T6"> nie potrafi</text:span><text:span text:style-name="T6">ą</text:span><text:span text:style-name="T6">. Ju</text:span><text:span text:style-name="T6">ż</text:span><text:span text:style-name="T6"> lepiej ksi</text:span><text:span text:style-name="T6">ę</text:span><text:span text:style-name="T6">cia zagranicznego na kr</text:span><text:span text:style-name="T6">ó</text:span><text:span text:style-name="T6">la obra</text:span><text:span text:style-name="T6">ć</text:span><text:span text:style-name="T6">. Ten b</text:span><text:span text:style-name="T6">ę</text:span><text:span text:style-name="T6">dzie musia</text:span><text:span text:style-name="T6">ł</text:span><text:span text:style-name="T6"> na nas polega</text:span><text:span text:style-name="T6">ć</text:span><text:span text:style-name="T6"> i praw naszych przestrzega</text:span><text:span text:style-name="T6">ć</text:span><text:span text:style-name="T6">. A je</text:span><text:span text:style-name="T6">ś</text:span><text:span text:style-name="T6">li te</text:span><text:span text:style-name="T6">ż</text:span><text:span text:style-name="T6"> to jaki krewny Cesarza b</text:span><text:span text:style-name="T6">ę</text:span><text:span text:style-name="T6">dzie, to i na pomoc Cesarstwa liczy</text:span><text:span text:style-name="T6">ć</text:span><text:span text:style-name="T6"> b</text:span><text:span text:style-name="T6">ę</text:span><text:span text:style-name="T6">dziem mogli. Cesarz gwarantem praw naszych tedy zostanie, a my jakoby cz</text:span><text:span text:style-name="T6">ęś</text:span><text:span text:style-name="T6">ci</text:span><text:span text:style-name="T6">ą</text:span><text:span text:style-name="T6"> imperium czu</text:span><text:span text:style-name="T6">ć</text:span><text:span text:style-name="T6"> si</text:span><text:span text:style-name="T6">ę</text:span><text:span text:style-name="T6"> b</text:span><text:span text:style-name="T6">ę</text:span><text:span text:style-name="T6">dziemy mogli.</text:span></text:p>
      <text:p text:style-name="P10">Tu b<text:span text:style-name="T6">ę</text:span><text:span text:style-name="T3">dzie tyrada na temat zalet utraty niepodleg</text:span><text:span text:style-name="T6">ł</text:span><text:span text:style-name="T3">o</text:span><text:span text:style-name="T6">ś</text:span><text:span text:style-name="T3">ci na rzecz imperium.</text:span></text:p>
      <text:p text:style-name="Text_20_body">Wsta<text:span text:style-name="T6">ł</text:span><text:span text:style-name="T3"> teraz wojewoda trocki, Marcjan Ogi</text:span><text:span text:style-name="T6">ń</text:span><text:span text:style-name="T3">ski, posesjonat mo</text:span><text:span text:style-name="T6">ż</text:span><text:span text:style-name="T3">ny i daleki hetmana Paca krewny. </text:span></text:p>
      <text:p text:style-name="Text_20_body"><text:span text:style-name="T3">- o protekcji cesarskiej waszmo</text:span><text:span text:style-name="T6">ść</text:span><text:span text:style-name="T3"> m</text:span><text:span text:style-name="T6">ó</text:span><text:span text:style-name="T3">wisz. Cesarz daleko od Litwy, co w sytuacji pokoju przyda</text:span><text:span text:style-name="T6">ć</text:span><text:span text:style-name="T3"> nam by si</text:span><text:span text:style-name="T6">ę</text:span><text:span text:style-name="T3"> mog</text:span><text:span text:style-name="T6">ł</text:span><text:span text:style-name="T3">o. Teraz jednak Litwa pomocy potrzebuje, by z tyranem walczy</text:span><text:span text:style-name="T6">ć</text:span><text:span text:style-name="T3">. Kt</text:span><text:span text:style-name="T6">óż skuteczniej wesprzeć nas może niźli car moskiewski? Pisał pono do niego Sobieski alboli też Morsztyn, aby się do spraw elekcji teraźniejszej car nie mieszał. JEdnak ja mówie, poprośmy my go aby się wmieszał. T</text:span><text:span text:style-name="T3">o ambitny pan, kt</text:span><text:span text:style-name="T6">ó</text:span><text:span text:style-name="T3">ry swego ruszy</text:span><text:span text:style-name="T6">ć</text:span><text:span text:style-name="T3"> nie da. Jemu ju</text:span><text:span text:style-name="T6">ż</text:span><text:span text:style-name="T3"> wszak za Jana Kazimierza koron</text:span><text:span text:style-name="T6">ę</text:span><text:span text:style-name="T3"> obiecano. Pok</text:span><text:span text:style-name="T6">ł</text:span><text:span text:style-name="T3">o</text:span><text:span text:style-name="T6">ń</text:span><text:span text:style-name="T3">my mu si</text:span><text:span text:style-name="T6">ę</text:span><text:span text:style-name="T3">, a on na pewno protekcj</text:span><text:span text:style-name="T6">ę</text:span><text:span text:style-name="T3"> swoj</text:span><text:span text:style-name="T6">ą</text:span><text:span text:style-name="T3"> nad nami roztoczy, praw naszych nie uszczuplaj</text:span><text:span text:style-name="T6">ą</text:span><text:span text:style-name="T3">c, bo</text:span><text:span text:style-name="T6">ć</text:span><text:span text:style-name="T3"> przecie nas potrzebuje.</text:span></text:p>
      <text:p text:style-name="Text_20_body"><text:span text:style-name="T3">Sapiehowie opowiadaj</text:span><text:span text:style-name="T6">ą</text:span><text:span text:style-name="T3"> si</text:span><text:span text:style-name="T6">ę</text:span><text:span text:style-name="T3"> za kr</text:span><text:span text:style-name="T6">ó</text:span><text:span text:style-name="T3">lem</text:span></text:p>
      <text:p text:style-name="P8"><text:s/>Dumny hetman, wojskowy wódz nienajgorszy, lecz dyplomata kiepski, ,</text:p>
      <text:p text:style-name="P8">Podpisanie konfederacji, niewielkie poparcie szlachty.</text:p>
      <text:p text:style-name="Text_20_body"><text:span text:style-name="T3">Wymarsz cz</text:span><text:span text:style-name="T6">ęś</text:span><text:span text:style-name="T3">ci wojsk kr</text:span><text:span text:style-name="T6">ó</text:span><text:span text:style-name="T3">lewskich na Podole</text:span></text:p>
      <text:p text:style-name="P9">Dragonia maszeruje</text:p>
      <text:p text:style-name="P9"><text:soft-page-break/>Peter Pirwitz wyprostowa<text:span text:style-name="T6">ł</text:span> obola<text:span text:style-name="T6">ł</text:span>e plecy a nast<text:span text:style-name="T6">ę</text:span>pnie opar<text:span text:style-name="T6">ł</text:span> si<text:span text:style-name="T6">ę</text:span> na rydlu, kt<text:span text:style-name="T6">ó</text:span>rym ry<text:span text:style-name="T6">ł</text:span> pracowicie w jasnej, mokrej glebie Podla przez ca<text:span text:style-name="T6">ł</text:span>e popo<text:span text:style-name="T6">ł</text:span>udnie. Spojrza<text:span text:style-name="T6">ł</text:span> na dzie<text:span text:style-name="T6">ł</text:span>o swoje i pozosta<text:span text:style-name="T6">ł</text:span>ych piechur<text:span text:style-name="T6">ó</text:span>w z jego kompanii - sza<text:span text:style-name="T6">ń</text:span>czyk ich dzisiejszego obozu. Sier<text:span text:style-name="T6">ż</text:span>ant w<text:span text:style-name="T6">ł</text:span>a<text:span text:style-name="T6">ś</text:span>nie og<text:span text:style-name="T6">ł</text:span>osi<text:span text:style-name="T6">ł</text:span> koniec prac na dzisiaj i z zadowoleniem konferowa<text:span text:style-name="T6">ł</text:span> z panem pu<text:span text:style-name="T6">ł</text:span>kownikiem Stanis<text:span text:style-name="T6">ł</text:span>awem Morsztynem, kt<text:span text:style-name="T6">ó</text:span>ry z lunet<text:span text:style-name="T6">ą, busolą, i papierowym planem okolicy robotę oceniał.</text:span></text:p>
      <text:p text:style-name="P3">- Duży nam ten obóz na dzisiaj wyszedł. Więcej się rydlem tej wojny niż szablą namachamy - usłyszał Peter sierżanta.</text:p>
      <text:p text:style-name="P3">- Rydel fortecę stanowi, rydla forteca się boi - rzekł pan Morsztyn - a ten obóz to nie forteca, jeno ob<text:span text:style-name="T6">ó</text:span>z warowny dla ojsk nan noc. Dla większej wojsk ilości żeśmy przygotowali, połączyć nam się trzeba nim na nieprzyjaciela ruszym.</text:p>
      <text:p text:style-name="P8">Tego wieczora do obozu wmaszerowały wojska z Litwy przybyłe.</text:p>
      <text:p text:style-name="P9">Przybycie Sobieskiego pod Bar</text:p>
      <text:p text:style-name="P9">Kapitulacja Baru - Lipkowie przechodz<text:span text:style-name="T6">ą</text:span> na stron<text:span text:style-name="T6">ę</text:span> polsk<text:span text:style-name="T6">ą</text:span></text:p>
      <text:p text:style-name="P6"/>
      <text:h text:style-name="P13" text:outline-level="2">Rozdział IV</text:h>
      <text:p text:style-name="P9">Tymczasem w Stambule</text:p>
      <text:p text:style-name="P9">Wycieczki Kamienieckie i bitewki</text:p>
      <text:p text:style-name="P9">Przybycie odsieczy</text:p>
      <text:p text:style-name="Text_20_body"><text:span text:style-name="T7">Bitwa wi</text:span><text:span text:style-name="T7">elka</text:span></text:p>
      <text:p text:style-name="P9">Zawarcie rozejmu</text:p>
      <text:p text:style-name="P9">Gromienie Kozaków</text:p>
      <text:p text:style-name="P6"/>
      <text:p text:style-name="P6"/>
      <text:p text:style-name="P6"/>
      <text:p text:style-name="P4"/>
      <text:p text:style-name="P2"/>
      <text:p text:style-name="P2"/>
      <text:p text:style-name="P2"><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Standard"><text:soft-page-break/><text:span text:style-name="Absatz-Standardschriftart"><text:span text:style-name="T1">Wozy zaprzężone w woły jechały wzdłuż Dniepru. Ich ładunek zadziwiał woźniców. Były to jakieś beczki, jakieś drągi, zwoje płótna, a także stosy desek dość długich. Co kilka dni dowódca całego tego pochodu, jakiś młody porucznik, zatrymywał pochód i kazał budować szopę, w której zostawiali część dziwnego ładunku.</text:span></text:span></text:p>
      <text:p text:style-name="Standard"><text:span text:style-name="Absatz-Standardschriftart"><text:span text:style-name="T1"/></text:span></text:p>
      <text:p text:style-name="Standard"><text:span text:style-name="Absatz-Standardschriftart"><text:span text:style-name="T1">Na wojnie z Prusami</text:span></text:span></text:p>
      <text:p text:style-name="Standard"><text:span text:style-name="Absatz-Standardschriftart"><text:span text:style-name="T1">"Doj</text:span></text:span><text:span text:style-name="Absatz-Standardschriftart"><text:span text:style-name="T7">ść</text:span></text:span><text:span text:style-name="Absatz-Standardschriftart"><text:span text:style-name="T4"> nam dzisiaj do Grudzi</text:span></text:span><text:span text:style-name="Absatz-Standardschriftart"><text:span text:style-name="T7">ą</text:span></text:span><text:span text:style-name="Absatz-Standardschriftart"><text:span text:style-name="T4">dza - trzeba dupy mie</text:span></text:span><text:span text:style-name="Absatz-Standardschriftart"><text:span text:style-name="T7">ć</text:span></text:span><text:span text:style-name="Absatz-Standardschriftart"><text:span text:style-name="T4"> z mosi</text:span></text:span><text:span text:style-name="Absatz-Standardschriftart"><text:span text:style-name="T7">ą</text:span></text:span><text:span text:style-name="Absatz-Standardschriftart"><text:span text:style-name="T4">dza!"</text:span></text:span></text:p>
      <text:p text:style-name="Standard"><text:span text:style-name="Absatz-Standardschriftart"><text:span text:style-name="T4">"Zamiast dupy krwawa rana - to podjazdy kr</text:span></text:span><text:span text:style-name="Absatz-Standardschriftart"><text:span text:style-name="T7">ó</text:span></text:span><text:span text:style-name="Absatz-Standardschriftart"><text:span text:style-name="T4">la Jan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language="pl" fo:country="PL"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language="pl" fo:country="PL"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WW_5f_CharLFO2LVL2" style:display-name="WW_CharLFO2LVL2" style:family="text">
      <style:text-properties style:font-name="Times New Roman" style:font-name-complex="Courier New"/>
    </style:style>
    <style:style style:name="WW_5f_CharLFO2LVL5" style:display-name="WW_CharLFO2LVL5" style:family="text">
      <style:text-properties style:font-name="Times New Roman" style:font-name-complex="Courier New"/>
    </style:style>
    <style:style style:name="WW_5f_CharLFO2LVL8" style:display-name="WW_CharLFO2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6-12-23T11:10:02.98</dc:date>
    <meta:editing-cycles>830</meta:editing-cycles>
    <meta:editing-duration>P1DT18H4M44S</meta:editing-duration>
    <meta:document-statistic meta:table-count="0" meta:image-count="0" meta:object-count="0" meta:page-count="14" meta:paragraph-count="126" meta:word-count="6165" meta:character-count="41640"/>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